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OK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18</text:p>
          </table:table-cell>
          <table:table-cell table:number-columns-repeated="2"/>
          <table:table-cell office:value-type="string" calcext:value-type="string">
            <text:p>Widget S1,S2</text:p>
          </table:table-cell>
          <table:table-cell table:number-columns-repeated="2"/>
          <table:table-cell office:value-type="string" calcext:value-type="string">
            <text:p>widget S3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480" calcext:value-type="float">
            <text:p>480</text:p>
          </table:table-cell>
          <table:table-cell table:number-columns-repeated="5"/>
          <table:table-cell table:formula="of:=[.$C6]*[.I12]" office:value-type="float" office:value="230.4" calcext:value-type="float">
            <text:p>230,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formula="of:=[.K6]/[.K7]*[.L7]" office:value-type="float" office:value="113.596153846154" calcext:value-type="float">
            <text:p>113,596153846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table:formula="of:=[.$C7]*[.I11]" office:value-type="float" office:value="272" calcext:value-type="float">
            <text:p>27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pbarHeigh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idgetheigh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-[.I10]-[.I9]" office:value-type="float" office:value="0.85" calcext:value-type="float">
            <text:p>0,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idget.Width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0.48" calcext:value-type="float">
            <text:p>0,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2:39:15.365000000</meta:creation-date>
    <dc:date>2023-07-26T07:50:23.663000000</dc:date>
    <meta:editing-duration>PT17H55M24S</meta:editing-duration>
    <meta:editing-cycles>1</meta:editing-cycles>
    <meta:document-statistic meta:table-count="1" meta:cell-count="27" meta:object-count="0"/>
    <meta:generator>LibreOffice/5.0.6.3$Windows_x86 LibreOffice_project/490fc03b25318460cfc54456516ea2519c11d1aa</meta:generator>
  </office:meta>
</office:document-meta>
</file>